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43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43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43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7:11:22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6-11T00:06:11.427000000</dc:date>
    <meta:editing-duration>P58DT2H14M36S</meta:editing-duration>
    <meta:editing-cycles>84</meta:editing-cycles>
    <meta:generator>LibreOffice/7.0.3.1$Windows_X86_64 LibreOffice_project/d7547858d014d4cf69878db179d326fc3483e082</meta:generator>
    <meta:document-statistic meta:table-count="4" meta:cell-count="1551" meta:object-count="0"/>
  </office:meta>
</office:document-meta>
</file>